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315940.52777646" calcext:value-type="float">
            <text:p><text:s/>1,315,941 <text:s/></text:p>
          </table:table-cell>
          <table:table-cell table:style-name="ce49" office:value-type="float" office:value="107541.921809876" calcext:value-type="float">
            <text:p><text:s/>107,542 <text:s/></text:p>
          </table:table-cell>
          <table:table-cell table:style-name="ce49" office:value-type="float" office:value="1903233.07818811" calcext:value-type="float">
            <text:p><text:s/>1,903,233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5184772.64666667" calcext:value-type="float">
            <text:p><text:s/>5,184,773 <text:s/></text:p>
          </table:table-cell>
          <table:table-cell table:style-name="ce50" office:value-type="float" office:value="2724469" calcext:value-type="float">
            <text:p><text:s/>2,724,469 <text:s/></text:p>
          </table:table-cell>
          <table:table-cell table:style-name="ce50" office:value-type="float" office:value="4765602" calcext:value-type="float">
            <text:p><text:s/>4,765,6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950" calcext:value-type="float">
            <text:p><text:s/>17,9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989.55555555555" calcext:value-type="float">
            <text:p><text:s/>8,9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558" calcext:value-type="float">
            <text:p><text:s/>11,5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561330.321823538" calcext:value-type="float">
            <text:p><text:s/>-561,330 <text:s/></text:p>
          </table:table-cell>
          <table:table-cell table:style-name="ce50" office:value-type="float" office:value="372209.921809876" calcext:value-type="float">
            <text:p><text:s/>372,210 <text:s/></text:p>
          </table:table-cell>
          <table:table-cell table:style-name="ce50" office:value-type="float" office:value="-1355481.92181189" calcext:value-type="float">
            <text:p><text:s/>-1,355,4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019.2048" calcext:value-type="float">
            <text:p><text:s/>23,0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053053.94071111" calcext:value-type="float">
            <text:p><text:s/>7,053,054 <text:s/></text:p>
          </table:table-cell>
          <table:table-cell table:style-name="ce51" office:value-type="float" office:value="2459801" calcext:value-type="float">
            <text:p><text:s/>2,459,801 <text:s/></text:p>
          </table:table-cell>
          <table:table-cell table:style-name="ce51" office:value-type="float" office:value="8024317" calcext:value-type="float">
            <text:p><text:s/>8,024,31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16627.2048" calcext:value-type="float">
            <text:p><text:s/>-16,627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45.933333333332" calcext:value-type="float">
            <text:p><text:s/>-24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272403.25795556" calcext:value-type="float">
            <text:p><text:s/>6,272,403 <text:s/></text:p>
          </table:table-cell>
          <table:table-cell table:style-name="ce50" office:value-type="float" office:value="2459801" calcext:value-type="float">
            <text:p><text:s/>2,459,801 <text:s/></text:p>
          </table:table-cell>
          <table:table-cell table:style-name="ce50" office:value-type="float" office:value="4786942" calcext:value-type="float">
            <text:p><text:s/>4,786,9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00434.2528" calcext:value-type="float">
            <text:p><text:s/>1,500,4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870718.54888889" calcext:value-type="float">
            <text:p><text:s/>1,870,719 <text:s/></text:p>
          </table:table-cell>
          <table:table-cell table:style-name="ce50" office:value-type="float" office:value="2459801" calcext:value-type="float">
            <text:p><text:s/>2,459,8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66" calcext:value-type="float">
            <text:p><text:s/>16,36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154275.30773333" calcext:value-type="float">
            <text:p><text:s/>1,154,2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84068.2528" calcext:value-type="float">
            <text:p><text:s/>1,484,06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048071.51666667" calcext:value-type="float">
            <text:p><text:s/>3,048,0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86942" calcext:value-type="float">
            <text:p><text:s/>4,786,9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99337.884666667" calcext:value-type="float">
            <text:p><text:s/>199,338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995242.95133333" calcext:value-type="float">
            <text:p><text:s/>1,995,2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888245" calcext:value-type="float">
            <text:p><text:s/>1,888,2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995242.95133333" calcext:value-type="float">
            <text:p><text:s/>1,995,2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888245" calcext:value-type="float">
            <text:p><text:s/>1,888,2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11446.314444444" calcext:value-type="float">
            <text:p><text:s/>111,4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8907" calcext:value-type="float">
            <text:p><text:s/>138,9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124" calcext:value-type="float">
            <text:p><text:s/>11,1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3417.50888888889" calcext:value-type="float">
            <text:p><text:s/>3,4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22" calcext:value-type="float">
            <text:p><text:s/>5,2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08028.805555556" calcext:value-type="float">
            <text:p><text:s/>108,0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685" calcext:value-type="float">
            <text:p><text:s/>133,6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124" calcext:value-type="float">
            <text:p><text:s/>11,1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931.618488888889" calcext:value-type="float">
            <text:p><text:s/>93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197.7952" calcext:value-type="float">
            <text:p><text:s/>1,19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663761.63448889" calcext:value-type="float">
            <text:p><text:s/>2,663,76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098468" calcext:value-type="float">
            <text:p><text:s/>3,098,46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58861.7472" calcext:value-type="float">
            <text:p><text:s/>358,86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663761.63448889" calcext:value-type="float">
            <text:p><text:s/>2,663,76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098468" calcext:value-type="float">
            <text:p><text:s/>3,098,46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58861.7472" calcext:value-type="float">
            <text:p><text:s/>358,86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57785.2856" calcext:value-type="float">
            <text:p><text:s/>2,557,7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44562" calcext:value-type="float">
            <text:p><text:s/>2,944,5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8304.7472" calcext:value-type="float">
            <text:p><text:s/>358,3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9416.6822222222" calcext:value-type="float">
            <text:p><text:s/>29,4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526" calcext:value-type="float">
            <text:p><text:s/>44,5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6" calcext:value-type="float">
            <text:p><text:s/>3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2560.3133333333" calcext:value-type="float">
            <text:p><text:s/>12,5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98" calcext:value-type="float">
            <text:p><text:s/>15,2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90" calcext:value-type="float">
            <text:p><text:s/>2,9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591.55555555556" calcext:value-type="float">
            <text:p><text:s/>7,5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00" calcext:value-type="float">
            <text:p><text:s/>11,6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00.784444444444" calcext:value-type="float">
            <text:p><text:s/>1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" calcext:value-type="float">
            <text:p><text:s/>1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5708.7933333333" calcext:value-type="float">
            <text:p><text:s/>75,7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4467" calcext:value-type="float">
            <text:p><text:s/>114,4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47086.81" calcext:value-type="float">
            <text:p><text:s/>247,0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4703" calcext:value-type="float">
            <text:p><text:s/>364,7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25" calcext:value-type="float">
            <text:p><text:s/>3,8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2218.4488888889" calcext:value-type="float">
            <text:p><text:s/>32,2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288" calcext:value-type="float">
            <text:p><text:s/>43,2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25" calcext:value-type="float">
            <text:p><text:s/>3,8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2216.1155555556" calcext:value-type="float">
            <text:p>( 32,216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3288" calcext:value-type="float">
            <text:p>( 43,28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822" calcext:value-type="float">
            <text:p>( 3,822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.33333333333333" calcext:value-type="float">
            <text:p>( 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53" office:value-type="float" office:value="3" calcext:value-type="float">
            <text:p>( 3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42799.418888889" calcext:value-type="float">
            <text:p><text:s/>142,7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3256" calcext:value-type="float">
            <text:p><text:s/>213,2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60250.33" calcext:value-type="float">
            <text:p><text:s/>60,2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100" calcext:value-type="float">
            <text:p><text:s/>90,1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818.6122222222" calcext:value-type="float">
            <text:p><text:s/>11,81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059" calcext:value-type="float">
            <text:p><text:s/>18,05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28.555555555556" calcext:value-type="float">
            <text:p><text:s/>4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51" calcext:value-type="float">
            <text:p><text:s/>5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181.24555555556" calcext:value-type="float">
            <text:p><text:s/>4,1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89" calcext:value-type="float">
            <text:p><text:s/>6,3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3.1111111111111" calcext:value-type="float">
            <text:p><text:s/>7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54" office:value-type="float" office:value="94" calcext:value-type="float">
            <text:p><text:s/>94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07329.53111111" calcext:value-type="float">
            <text:p><text:s/>1,607,3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3415" calcext:value-type="float">
            <text:p><text:s/>2,373,4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491" calcext:value-type="float">
            <text:p><text:s/>24,4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33134.3" calcext:value-type="float">
            <text:p><text:s/>1,333,1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3343" calcext:value-type="float">
            <text:p><text:s/>1,983,3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2" calcext:value-type="float">
            <text:p><text:s/>1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74195.231111111" calcext:value-type="float">
            <text:p><text:s/>274,1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0072" calcext:value-type="float">
            <text:p><text:s/>390,0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319" calcext:value-type="float">
            <text:p><text:s/>24,3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537262.557822222" calcext:value-type="float">
            <text:p><text:s/>537,2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11" calcext:value-type="float">
            <text:p><text:s/>12,7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0746.7472" calcext:value-type="float">
            <text:p><text:s/>280,74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534373.891155556" calcext:value-type="float">
            <text:p><text:s/>534,3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11" calcext:value-type="float">
            <text:p><text:s/>12,7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7032.7472" calcext:value-type="float">
            <text:p><text:s/>277,0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888.66666666667" calcext:value-type="float">
            <text:p><text:s/>2,8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714" calcext:value-type="float">
            <text:p><text:s/>3,71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0237" calcext:value-type="float">
            <text:p><text:s/>20,2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6019" calcext:value-type="float">
            <text:p><text:s/>26,0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5030.5677777778" calcext:value-type="float">
            <text:p><text:s/>15,03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299" calcext:value-type="float">
            <text:p><text:s/>1,29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8232" calcext:value-type="float">
            <text:p><text:s/>18,232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15.777777777778" calcext:value-type="float">
            <text:p><text:s/>3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06" calcext:value-type="float">
            <text:p><text:s/>4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458.111111111111" calcext:value-type="float">
            <text:p><text:s/>4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89" calcext:value-type="float">
            <text:p><text:s/>5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3.88888888888889" calcext:value-type="float">
            <text:p><text:s/>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591.605555555556" calcext:value-type="float">
            <text:p><text:s/>5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5" calcext:value-type="float">
            <text:p><text:s/>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4" calcext:value-type="float">
            <text:p><text:s/>5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91.605555555556" calcext:value-type="float">
            <text:p><text:s/>5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5" calcext:value-type="float">
            <text:p><text:s/>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4" calcext:value-type="float">
            <text:p><text:s/>5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00598.966666667" calcext:value-type="float">
            <text:p><text:s/>100,5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250" calcext:value-type="float">
            <text:p><text:s/>153,2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" calcext:value-type="float">
            <text:p><text:s/>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95.533333333333" calcext:value-type="float">
            <text:p><text:s/>19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36.5555555555555" calcext:value-type="float">
            <text:p><text:s/>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7" calcext:value-type="float">
            <text:p><text:s/>4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1775.1333333333" calcext:value-type="float">
            <text:p><text:s/>31,7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540" calcext:value-type="float">
            <text:p><text:s/>48,5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8591.7444444444" calcext:value-type="float">
            <text:p><text:s/>68,59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4710" calcext:value-type="float">
            <text:p><text:s/>104,71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" calcext:value-type="float">
            <text:p><text:s/>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785.77666666667" calcext:value-type="float">
            <text:p><text:s/>4,78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51" calcext:value-type="float">
            <text:p><text:s/>35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634909.411" calcext:value-type="float">
            <text:p><text:s/>12,634,90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634909.411" calcext:value-type="float">
            <text:p><text:s/>12,634,909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2634909.411" calcext:value-type="float">
            <text:p><text:s/>12,634,90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634909.411" calcext:value-type="float">
            <text:p><text:s/>12,634,909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35968" calcext:value-type="float">
            <text:p><text:s/>135,968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504013.8613333" calcext:value-type="float">
            <text:p><text:s/>22,504,014 <text:s/></text:p>
          </table:table-cell>
          <table:table-cell table:style-name="ce50" office:value-type="float" office:value="20420497" calcext:value-type="float">
            <text:p><text:s/>20,420,4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3228.942" calcext:value-type="float">
            <text:p><text:s/>683,2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70010.55269336" calcext:value-type="float">
            <text:p><text:s/>1,770,0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8560.622222222" calcext:value-type="float">
            <text:p><text:s/>578,5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7694.24" calcext:value-type="float">
            <text:p><text:s/>307,6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4894.37279995" calcext:value-type="float">
            <text:p><text:s/>1,084,894 <text:s/></text:p>
          </table:table-cell>
          <table:table-cell table:style-name="ce50" office:value-type="float" office:value="363371" calcext:value-type="float">
            <text:p><text:s/>363,37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43.744" calcext:value-type="float">
            <text:p><text:s/>5,54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898822.0736178" calcext:value-type="float">
            <text:p><text:s/>18,898,822 <text:s/></text:p>
          </table:table-cell>
          <table:table-cell table:style-name="ce51" office:value-type="float" office:value="20193094" calcext:value-type="float">
            <text:p><text:s/>20,193,09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77685.198" calcext:value-type="float">
            <text:p><text:s/>677,6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48117.2177094" calcext:value-type="float">
            <text:p><text:s/>2,548,1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36.664" calcext:value-type="float">
            <text:p><text:s/>5,93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527" calcext:value-type="float">
            <text:p><text:s/>-527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16703" calcext:value-type="float">
            <text:p><text:s/>116,703 <text:s/></text:p>
          </table:table-cell>
          <table:table-cell table:style-name="ce50" office:value-type="float" office:value="1678106" calcext:value-type="float">
            <text:p><text:s/>1,678,1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11932.9222222" calcext:value-type="float">
            <text:p><text:s/>22,611,933 <text:s/></text:p>
          </table:table-cell>
          <table:table-cell table:style-name="ce50" office:value-type="float" office:value="20193094" calcext:value-type="float">
            <text:p><text:s/>20,193,0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12640.8777778" calcext:value-type="float">
            <text:p><text:s/>20,212,641 <text:s/></text:p>
          </table:table-cell>
          <table:table-cell table:style-name="ce50" office:value-type="float" office:value="20193094" calcext:value-type="float">
            <text:p><text:s/>20,193,0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99292.04444444" calcext:value-type="float">
            <text:p><text:s/>2,399,2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16703" calcext:value-type="float">
            <text:p><text:s/>116,703 <text:s/></text:p>
          </table:table-cell>
          <table:table-cell table:style-name="ce51" office:value-type="float" office:value="1678106" calcext:value-type="float">
            <text:p><text:s/>1,678,10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17996" calcext:value-type="float">
            <text:p><text:s/>817,996 <text:s/></text:p>
          </table:table-cell>
          <table:table-cell table:style-name="ce50" office:value-type="float" office:value="1678106" calcext:value-type="float">
            <text:p><text:s/>1,678,1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17804.7149665" calcext:value-type="float">
            <text:p><text:s/>22,617,8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2334" calcext:value-type="float">
            <text:p><text:s/>932,334 <text:s/></text:p>
          </table:table-cell>
          <table:table-cell table:style-name="ce50" office:value-type="float" office:value="974875.598" calcext:value-type="float">
            <text:p><text:s/>974,8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17996" calcext:value-type="float">
            <text:p><text:s/>817,996 <text:s/></text:p>
          </table:table-cell>
          <table:table-cell table:style-name="ce50" office:value-type="float" office:value="1678106" calcext:value-type="float">
            <text:p><text:s/>1,678,1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56381.0782838" calcext:value-type="float">
            <text:p><text:s/>21,056,38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2334" calcext:value-type="float">
            <text:p><text:s/>932,334 <text:s/></text:p>
          </table:table-cell>
          <table:table-cell table:style-name="ce50" office:value-type="float" office:value="745269.966976" calcext:value-type="float">
            <text:p><text:s/>745,27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1423.63668267" calcext:value-type="float">
            <text:p><text:s/>1,561,4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29605.631024" calcext:value-type="float">
            <text:p><text:s/>229,6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5473" calcext:value-type="float">
            <text:p><text:s/>25,4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69660.04222222" calcext:value-type="float">
            <text:p><text:s/>2,169,6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2334" calcext:value-type="float">
            <text:p><text:s/>932,334 <text:s/></text:p>
          </table:table-cell>
          <table:table-cell table:style-name="ce50" office:value-type="float" office:value="76226.48" calcext:value-type="float">
            <text:p><text:s/>76,2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1.022222222222" calcext:value-type="float">
            <text:p><text:s/>3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5473" calcext:value-type="float">
            <text:p><text:s/>25,4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6000.088888889" calcext:value-type="float">
            <text:p><text:s/>186,0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92222222222222" calcext:value-type="float">
            <text:p><text:s/>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77417.79777778" calcext:value-type="float">
            <text:p><text:s/>1,977,4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2334" calcext:value-type="float">
            <text:p><text:s/>932,334 <text:s/></text:p>
          </table:table-cell>
          <table:table-cell table:style-name="ce50" office:value-type="float" office:value="76226.48" calcext:value-type="float">
            <text:p><text:s/>76,2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87.98888888889" calcext:value-type="float">
            <text:p><text:s/>5,2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01.222222222222" calcext:value-type="float">
            <text:p><text:s/>60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76347" calcext:value-type="float">
            <text:p><text:s/>676,34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4186916.6064304" calcext:value-type="float">
            <text:p><text:s/>14,186,917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570397.652" calcext:value-type="float">
            <text:p><text:s/>1,570,39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76347" calcext:value-type="float">
            <text:p><text:s/>676,34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1194651.028" calcext:value-type="float">
            <text:p><text:s/>11,194,65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570397.652" calcext:value-type="float">
            <text:p><text:s/>1,570,3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66018" calcext:value-type="float">
            <text:p><text:s/>666,0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99267.37333333" calcext:value-type="float">
            <text:p><text:s/>4,199,2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801.36" calcext:value-type="float">
            <text:p><text:s/>97,8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881.5666666667" calcext:value-type="float">
            <text:p><text:s/>62,8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78" calcext:value-type="float">
            <text:p><text:s/>4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1086.020444444" calcext:value-type="float">
            <text:p><text:s/>381,0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1.214" calcext:value-type="float">
            <text:p><text:s/>8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5310.926666667" calcext:value-type="float">
            <text:p><text:s/>775,3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4.69" calcext:value-type="float">
            <text:p><text:s/>2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365.1688888889" calcext:value-type="float">
            <text:p><text:s/>29,3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4.32" calcext:value-type="float">
            <text:p><text:s/>2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86.0022222222" calcext:value-type="float">
            <text:p><text:s/>11,4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66.37" calcext:value-type="float">
            <text:p><text:s/>1,8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2606.670222222" calcext:value-type="float">
            <text:p><text:s/>442,6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572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7.161777777778" calcext:value-type="float">
            <text:p><text:s/>7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5.076" calcext:value-type="float">
            <text:p><text:s/>4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1547.335555556" calcext:value-type="float">
            <text:p><text:s/>531,5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51.97" calcext:value-type="float">
            <text:p><text:s/>1,1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9227.891111111" calcext:value-type="float">
            <text:p><text:s/>459,2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51.97" calcext:value-type="float">
            <text:p><text:s/>1,1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59227.891111111" calcext:value-type="float">
            <text:p>( 459,22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51.97" calcext:value-type="float">
            <text:p>( 1,15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2319.4444444444" calcext:value-type="float">
            <text:p><text:s/>72,319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419.5853333333" calcext:value-type="float">
            <text:p><text:s/>67,4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27.078" calcext:value-type="float">
            <text:p><text:s/>1,8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634.412888889" calcext:value-type="float">
            <text:p><text:s/>119,6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5.036" calcext:value-type="float">
            <text:p><text:s/>22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34711.862222222" calcext:value-type="float">
            <text:p><text:s/>434,71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00.16" calcext:value-type="float">
            <text:p><text:s/>1,0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4268.999555556" calcext:value-type="float">
            <text:p><text:s/>514,2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456.766" calcext:value-type="float">
            <text:p><text:s/>53,4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360.6888888889" calcext:value-type="float">
            <text:p><text:s/>51,3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2908.310666667" calcext:value-type="float">
            <text:p><text:s/>462,9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456.766" calcext:value-type="float">
            <text:p><text:s/>53,4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2526.94" calcext:value-type="float">
            <text:p>( 22,52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867.01" calcext:value-type="float">
            <text:p>( 5,86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70431.197333333" calcext:value-type="float">
            <text:p>( 170,43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904.196" calcext:value-type="float">
            <text:p>( 3,90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65540" calcext:value-type="float">
            <text:p><text:s/>665,5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9478.021333333" calcext:value-type="float">
            <text:p><text:s/>509,4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49.182" calcext:value-type="float">
            <text:p><text:s/>6,0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65540" calcext:value-type="float">
            <text:p><text:s/>665,5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7386.685777778" calcext:value-type="float">
            <text:p><text:s/>477,3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45.562" calcext:value-type="float">
            <text:p><text:s/>5,7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091.3355555556" calcext:value-type="float">
            <text:p><text:s/>32,0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3.62" calcext:value-type="float">
            <text:p><text:s/>3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90.666666666667" calcext:value-type="float">
            <text:p>( 39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368.234222222" calcext:value-type="float">
            <text:p><text:s/>104,3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66.818" calcext:value-type="float">
            <text:p><text:s/>4,66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317.2568888889" calcext:value-type="float">
            <text:p><text:s/>19,31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59.002" calcext:value-type="float">
            <text:p><text:s/>4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658.988" calcext:value-type="float">
            <text:p><text:s/>42,6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07.832" calcext:value-type="float">
            <text:p><text:s/>4,3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713.2213333333" calcext:value-type="float">
            <text:p><text:s/>28,7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59.082" calcext:value-type="float">
            <text:p><text:s/>9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932.8502222222" calcext:value-type="float">
            <text:p><text:s/>31,9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953.192" calcext:value-type="float">
            <text:p><text:s/>19,9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42.51111111111" calcext:value-type="float">
            <text:p><text:s/>2,0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650.5777777778" calcext:value-type="float">
            <text:p><text:s/>89,6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31234.28222222" calcext:value-type="float">
            <text:p><text:s/>4,131,2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718.9266666667" calcext:value-type="float">
            <text:p><text:s/>51,7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19336.02222222" calcext:value-type="float">
            <text:p><text:s/>3,819,3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338.5777777778" calcext:value-type="float">
            <text:p><text:s/>45,3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4840.755555556" calcext:value-type="float">
            <text:p><text:s/>214,8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7202.955555556" calcext:value-type="float">
            <text:p><text:s/>927,2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31.5" calcext:value-type="float">
            <text:p><text:s/>10,7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16471.455555556" calcext:value-type="float">
            <text:p><text:s/>916,47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566" calcext:value-type="float">
            <text:p><text:s/>56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55215.555555555" calcext:value-type="float">
            <text:p><text:s/>955,2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419" calcext:value-type="float">
            <text:p><text:s/>41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615.7111111111" calcext:value-type="float">
            <text:p><text:s/>84,6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875.8555555556" calcext:value-type="float">
            <text:p><text:s/>76,8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54.1333333333" calcext:value-type="float">
            <text:p><text:s/>11,6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025.0333333333" calcext:value-type="float">
            <text:p><text:s/>14,0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6488.788888889" calcext:value-type="float">
            <text:p><text:s/>706,4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29" calcext:value-type="float">
            <text:p><text:s/>12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1556.0333333333" calcext:value-type="float">
            <text:p><text:s/>61,55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763" calcext:value-type="float">
            <text:p><text:s/>9,763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981730.861333333" calcext:value-type="float">
            <text:p><text:s/>981,73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472596.292" calcext:value-type="float">
            <text:p><text:s/>1,472,5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92265.57843043" calcext:value-type="float">
            <text:p><text:s/>2,992,2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92265.57843043" calcext:value-type="float">
            <text:p><text:s/>2,992,2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46597.04166667" calcext:value-type="float">
            <text:p>( 2,046,59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823255.782" calcext:value-type="float">
            <text:p><text:s/>9,823,25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823255.782" calcext:value-type="float">
            <text:p><text:s/>9,823,25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5588" calcext:value-type="float">
            <text:p><text:s/>355,5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61" calcext:value-type="float">
            <text:p><text:s/>5,96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1783" calcext:value-type="float">
            <text:p><text:s/>31,783 <text:s/></text:p>
          </table:table-cell>
          <table:table-cell table:style-name="ce50" office:value-type="float" office:value="152186" calcext:value-type="float">
            <text:p><text:s/>152,1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46156.02" calcext:value-type="float">
            <text:p><text:s/>346,1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624" calcext:value-type="float">
            <text:p><text:s/>-1,624 <text:s/></text:p>
          </table:table-cell>
          <table:table-cell table:style-name="ce50" office:value-type="float" office:value="354831.675" calcext:value-type="float">
            <text:p><text:s/>354,832 <text:s/></text:p>
          </table:table-cell>
          <table:table-cell table:style-name="ce50" office:value-type="float" office:value="-59107" calcext:value-type="float">
            <text:p><text:s/>-59,1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65" calcext:value-type="float">
            <text:p><text:s/>865 <text:s/></text:p>
          </table:table-cell>
          <table:table-cell table:style-name="ce50" office:value-type="float" office:value="-7488.10992780144" calcext:value-type="float">
            <text:p><text:s/>-7,488 <text:s/></text:p>
          </table:table-cell>
          <table:table-cell table:style-name="ce50" office:value-type="float" office:value="47036.1099278015" calcext:value-type="float">
            <text:p><text:s/>47,0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624" calcext:value-type="float">
            <text:p><text:s/>1,624 <text:s/></text:p>
          </table:table-cell>
          <table:table-cell table:style-name="ce51" office:value-type="float" office:value="756.325" calcext:value-type="float">
            <text:p><text:s/>756 <text:s/></text:p>
          </table:table-cell>
          <table:table-cell table:style-name="ce51" office:value-type="float" office:value="59107" calcext:value-type="float">
            <text:p><text:s/>59,10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865" calcext:value-type="float">
            <text:p><text:s/>-865 <text:s/></text:p>
          </table:table-cell>
          <table:table-cell table:style-name="ce51" office:value-type="float" office:value="7488.10992780144" calcext:value-type="float">
            <text:p><text:s/>7,488 <text:s/></text:p>
          </table:table-cell>
          <table:table-cell table:style-name="ce51" office:value-type="float" office:value="-424975.129927801" calcext:value-type="float">
            <text:p><text:s/>-424,975 <text:s/></text:p>
          </table:table-cell>
          <table:table-cell table:style-name="ce51" office:value-type="float" office:value="-146225" calcext:value-type="float">
            <text:p><text:s/>-146,2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61663.2" calcext:value-type="float">
            <text:p><text:s/>1,061,663 <text:s/></text:p>
          </table:table-cell>
          <table:table-cell table:style-name="ce50" office:value-type="float" office:value="143283" calcext:value-type="float">
            <text:p><text:s/>143,2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822.5776068952" calcext:value-type="float">
            <text:p><text:s/>18,823 <text:s/></text:p>
          </table:table-cell>
          <table:table-cell table:style-name="ce50" office:value-type="float" office:value="68330.4223931048" calcext:value-type="float">
            <text:p><text:s/>68,330 <text:s/></text:p>
          </table:table-cell>
          <table:table-cell table:style-name="ce50" office:value-type="float" office:value="7216" calcext:value-type="float">
            <text:p><text:s/>7,21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57" calcext:value-type="float">
            <text:p><text:s/>26,2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57" calcext:value-type="float">
            <text:p><text:s/>26,2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117" calcext:value-type="float">
            <text:p><text:s/>29,117 <text:s/></text:p>
          </table:table-cell>
          <table:table-cell table:style-name="ce50" office:value-type="float" office:value="3422745" calcext:value-type="float">
            <text:p><text:s/>3,422,745 <text:s/></text:p>
          </table:table-cell>
          <table:table-cell table:style-name="ce50" office:value-type="float" office:value="2756438" calcext:value-type="float">
            <text:p><text:s/>2,756,4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669" calcext:value-type="float">
            <text:p><text:s/>28,669 <text:s/></text:p>
          </table:table-cell>
          <table:table-cell table:style-name="ce50" office:value-type="float" office:value="151993.970579094" calcext:value-type="float">
            <text:p><text:s/>151,994 <text:s/></text:p>
          </table:table-cell>
          <table:table-cell table:style-name="ce50" office:value-type="float" office:value="618535.029420906" calcext:value-type="float">
            <text:p><text:s/>618,535 <text:s/></text:p>
          </table:table-cell>
          <table:table-cell table:style-name="ce50" office:value-type="float" office:value="232683" calcext:value-type="float">
            <text:p><text:s/>232,6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117" calcext:value-type="float">
            <text:p><text:s/>29,117 <text:s/></text:p>
          </table:table-cell>
          <table:table-cell table:style-name="ce50" office:value-type="float" office:value="3422745" calcext:value-type="float">
            <text:p><text:s/>3,422,745 <text:s/></text:p>
          </table:table-cell>
          <table:table-cell table:style-name="ce50" office:value-type="float" office:value="1194540.04717949" calcext:value-type="float">
            <text:p><text:s/>1,194,5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669" calcext:value-type="float">
            <text:p><text:s/>28,669 <text:s/></text:p>
          </table:table-cell>
          <table:table-cell table:style-name="ce50" office:value-type="float" office:value="151993.970579094" calcext:value-type="float">
            <text:p><text:s/>151,994 <text:s/></text:p>
          </table:table-cell>
          <table:table-cell table:style-name="ce50" office:value-type="float" office:value="618535.029420906" calcext:value-type="float">
            <text:p><text:s/>618,535 <text:s/></text:p>
          </table:table-cell>
          <table:table-cell table:style-name="ce50" office:value-type="float" office:value="232683" calcext:value-type="float">
            <text:p><text:s/>232,68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1897.95282051" calcext:value-type="float">
            <text:p><text:s/>1,561,89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84" calcext:value-type="float">
            <text:p><text:s/>4,4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67" calcext:value-type="float">
            <text:p><text:s/>13,3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149" calcext:value-type="float">
            <text:p><text:s/>14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" calcext:value-type="float">
            <text:p><text:s/>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" calcext:value-type="float">
            <text:p><text:s/>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0" calcext:value-type="float">
            <text:p><text:s/>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84" calcext:value-type="float">
            <text:p><text:s/>4,4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02" calcext:value-type="float">
            <text:p><text:s/>6,90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41" calcext:value-type="float">
            <text:p><text:s/>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83" calcext:value-type="float">
            <text:p><text:s/>6,0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73" calcext:value-type="float">
            <text:p><text:s/>27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361838.125" calcext:value-type="float">
            <text:p><text:s/>2,361,838 <text:s/></text:p>
          </table:table-cell>
          <table:table-cell table:style-name="ce52" office:value-type="float" office:value="2658895" calcext:value-type="float">
            <text:p><text:s/>2,658,89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7804" calcext:value-type="float">
            <text:p><text:s/>27,804 <text:s/></text:p>
          </table:table-cell>
          <table:table-cell table:style-name="ce52" office:value-type="float" office:value="140659.5029" calcext:value-type="float">
            <text:p><text:s/>140,660 <text:s/></text:p>
          </table:table-cell>
          <table:table-cell table:style-name="ce52" office:value-type="float" office:value="125224.4771" calcext:value-type="float">
            <text:p><text:s/>125,224 <text:s/></text:p>
          </table:table-cell>
          <table:table-cell table:style-name="ce52" office:value-type="float" office:value="79093" calcext:value-type="float">
            <text:p><text:s/>79,09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80" calcext:value-type="float">
            <text:p><text:s/>380 <text:s/></text:p>
          </table:table-cell>
          <table:table-cell table:style-name="ce52" office:value-type="float" office:value="2658895" calcext:value-type="float">
            <text:p><text:s/>2,658,89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7804" calcext:value-type="float">
            <text:p><text:s/>27,804 <text:s/></text:p>
          </table:table-cell>
          <table:table-cell table:style-name="ce52" office:value-type="float" office:value="140659.5029" calcext:value-type="float">
            <text:p><text:s/>140,660 <text:s/></text:p>
          </table:table-cell>
          <table:table-cell table:style-name="ce52" office:value-type="float" office:value="125224.4771" calcext:value-type="float">
            <text:p><text:s/>125,224 <text:s/></text:p>
          </table:table-cell>
          <table:table-cell table:style-name="ce52" office:value-type="float" office:value="79093" calcext:value-type="float">
            <text:p><text:s/>79,0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0" calcext:value-type="float">
            <text:p><text:s/>380 <text:s/></text:p>
          </table:table-cell>
          <table:table-cell table:style-name="ce50" office:value-type="float" office:value="22834" calcext:value-type="float">
            <text:p><text:s/>22,8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546" calcext:value-type="float">
            <text:p><text:s/>10,5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7" calcext:value-type="float">
            <text:p><text:s/>1,0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92" calcext:value-type="float">
            <text:p><text:s/>2,2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9" calcext:value-type="float">
            <text:p><text:s/>8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7" calcext:value-type="float">
            <text:p><text:s/>8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4" calcext:value-type="float">
            <text:p><text:s/>2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" calcext:value-type="float">
            <text:p><text:s/>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0" calcext:value-type="float">
            <text:p><text:s/>2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0" calcext:value-type="float">
            <text:p><text:s/>9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8" calcext:value-type="float">
            <text:p><text:s/>2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" calcext:value-type="float">
            <text:p><text:s/>1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" calcext:value-type="float">
            <text:p><text:s/>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89" calcext:value-type="float">
            <text:p><text:s/>1,2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0" calcext:value-type="float">
            <text:p><text:s/>5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9" calcext:value-type="float">
            <text:p><text:s/>1,2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0" calcext:value-type="float">
            <text:p><text:s/>5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09" calcext:value-type="float">
            <text:p>( 1,20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30" calcext:value-type="float">
            <text:p>( 53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0" calcext:value-type="float">
            <text:p><text:s/>8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8" calcext:value-type="float">
            <text:p><text:s/>4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2" calcext:value-type="float">
            <text:p><text:s/>1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1" calcext:value-type="float">
            <text:p><text:s/>4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022" calcext:value-type="float">
            <text:p><text:s/>1,02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2" calcext:value-type="float">
            <text:p><text:s/>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8" calcext:value-type="float">
            <text:p><text:s/>9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4" calcext:value-type="float">
            <text:p><text:s/>1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7" calcext:value-type="float">
            <text:p><text:s/>6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" calcext:value-type="float">
            <text:p><text:s/>2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4" calcext:value-type="float">
            <text:p><text:s/>1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7" calcext:value-type="float">
            <text:p>( 1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46" calcext:value-type="float">
            <text:p>( 46 <text:s/>)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0" calcext:value-type="float">
            <text:p><text:s/>380 <text:s/></text:p>
          </table:table-cell>
          <table:table-cell table:style-name="ce50" office:value-type="float" office:value="810" calcext:value-type="float">
            <text:p><text:s/>8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59" calcext:value-type="float">
            <text:p><text:s/>7,6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4" calcext:value-type="float">
            <text:p><text:s/>6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68" calcext:value-type="float">
            <text:p><text:s/>7,4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0" calcext:value-type="float">
            <text:p><text:s/>380 <text:s/></text:p>
          </table:table-cell>
          <table:table-cell table:style-name="ce50" office:value-type="float" office:value="116" calcext:value-type="float">
            <text:p><text:s/>1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" calcext:value-type="float">
            <text:p><text:s/>1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80" calcext:value-type="float">
            <text:p>( 38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1" calcext:value-type="float">
            <text:p><text:s/>6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6" calcext:value-type="float">
            <text:p><text:s/>32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97" calcext:value-type="float">
            <text:p><text:s/>29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43" calcext:value-type="float">
            <text:p><text:s/>1,7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" calcext:value-type="float">
            <text:p><text:s/>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55" calcext:value-type="float">
            <text:p><text:s/>4,8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1" calcext:value-type="float">
            <text:p><text:s/>1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" calcext:value-type="float">
            <text:p><text:s/>1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7" calcext:value-type="float">
            <text:p><text:s/>1,6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70" calcext:value-type="float">
            <text:p><text:s/>2,9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1587" calcext:value-type="float">
            <text:p><text:s/>2,491,5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55" calcext:value-type="float">
            <text:p><text:s/>1,9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350.98" calcext:value-type="float">
            <text:p><text:s/>56,3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5" calcext:value-type="float">
            <text:p><text:s/>1,9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350.98" calcext:value-type="float">
            <text:p><text:s/>56,3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1587" calcext:value-type="float">
            <text:p><text:s/>2,491,5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2" calcext:value-type="float">
            <text:p><text:s/>1,4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6" calcext:value-type="float">
            <text:p><text:s/>1,4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" calcext:value-type="float">
            <text:p><text:s/>1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022" calcext:value-type="float">
            <text:p><text:s/>143,0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849" calcext:value-type="float">
            <text:p><text:s/>25,849 <text:s/></text:p>
          </table:table-cell>
          <table:table-cell table:style-name="ce50" office:value-type="float" office:value="140659.5029" calcext:value-type="float">
            <text:p><text:s/>140,660 <text:s/></text:p>
          </table:table-cell>
          <table:table-cell table:style-name="ce50" office:value-type="float" office:value="68873.4971" calcext:value-type="float">
            <text:p><text:s/>68,873 <text:s/></text:p>
          </table:table-cell>
          <table:table-cell table:style-name="ce50" office:value-type="float" office:value="68537" calcext:value-type="float">
            <text:p><text:s/>68,5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42402" calcext:value-type="float">
            <text:p><text:s/>42,4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3" calcext:value-type="float">
            <text:p><text:s/>3,4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" calcext:value-type="float">
            <text:p><text:s/>1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99" calcext:value-type="float">
            <text:p><text:s/>10,1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10" calcext:value-type="float">
            <text:p><text:s/>4,4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714" calcext:value-type="float">
            <text:p><text:s/>113,7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849" calcext:value-type="float">
            <text:p><text:s/>25,849 <text:s/></text:p>
          </table:table-cell>
          <table:table-cell table:style-name="ce50" office:value-type="float" office:value="140659.5029" calcext:value-type="float">
            <text:p><text:s/>140,660 <text:s/></text:p>
          </table:table-cell>
          <table:table-cell table:style-name="ce50" office:value-type="float" office:value="68873.4971" calcext:value-type="float">
            <text:p><text:s/>68,873 <text:s/></text:p>
          </table:table-cell>
          <table:table-cell table:style-name="ce50" office:value-type="float" office:value="23380" calcext:value-type="float">
            <text:p><text:s/>23,38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246" calcext:value-type="float">
            <text:p><text:s/>11,24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607" calcext:value-type="float">
            <text:p><text:s/>2,60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61458.125" calcext:value-type="float">
            <text:p><text:s/>2,361,4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61458.125" calcext:value-type="float">
            <text:p><text:s/>2,361,4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361458.125" calcext:value-type="float">
            <text:p>( 2,361,45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28332" calcext:value-type="float">
            <text:p><text:s/>228,332 <text:s/></text:p>
          </table:table-cell>
          <table:table-cell table:style-name="ce50" office:value-type="float" office:value="988982" calcext:value-type="float">
            <text:p><text:s/>988,9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007" calcext:value-type="float">
            <text:p><text:s/>75,0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5491" calcext:value-type="float">
            <text:p><text:s/>25,491 <text:s/></text:p>
          </table:table-cell>
          <table:table-cell table:style-name="ce50" office:value-type="float" office:value="1156977" calcext:value-type="float">
            <text:p><text:s/>1,156,9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287.3089108911" calcext:value-type="float">
            <text:p><text:s/>97,287 <text:s/></text:p>
          </table:table-cell>
          <table:table-cell table:style-name="ce50" office:value-type="float" office:value="124124" calcext:value-type="float">
            <text:p><text:s/>124,1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726.956521739" calcext:value-type="float">
            <text:p><text:s/>148,7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70821" calcext:value-type="float">
            <text:p><text:s/>70,821 <text:s/></text:p>
          </table:table-cell>
          <table:table-cell table:style-name="ce50" office:value-type="float" office:value="495568" calcext:value-type="float">
            <text:p><text:s/>495,5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2" calcext:value-type="float">
            <text:p><text:s/>2,5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93373" calcext:value-type="float">
            <text:p><text:s/>293,373 <text:s/></text:p>
          </table:table-cell>
          <table:table-cell table:style-name="ce50" office:value-type="float" office:value="-16893.1538461539" calcext:value-type="float">
            <text:p><text:s/>-16,8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915.3168316832" calcext:value-type="float">
            <text:p><text:s/>38,915 <text:s/></text:p>
          </table:table-cell>
          <table:table-cell table:style-name="ce50" office:value-type="float" office:value="-257" calcext:value-type="float">
            <text:p><text:s/>-257 <text:s/></text:p>
          </table:table-cell>
          <table:table-cell table:style-name="ce50" office:value-type="float" office:value="12286" calcext:value-type="float">
            <text:p><text:s/>12,2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4727.611111111" calcext:value-type="float">
            <text:p><text:s/>104,72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61353" calcext:value-type="float">
            <text:p><text:s/>-161,353 <text:s/></text:p>
          </table:table-cell>
          <table:table-cell table:style-name="ce51" office:value-type="float" office:value="-646669.846153846" calcext:value-type="float">
            <text:p><text:s/>-646,67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63757.6257425743" calcext:value-type="float">
            <text:p><text:s/>-63,758 <text:s/></text:p>
          </table:table-cell>
          <table:table-cell table:style-name="ce51" office:value-type="float" office:value="-123867" calcext:value-type="float">
            <text:p><text:s/>-123,867 <text:s/></text:p>
          </table:table-cell>
          <table:table-cell table:style-name="ce51" office:value-type="float" office:value="-12286" calcext:value-type="float">
            <text:p><text:s/>-12,28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53454.56763285" calcext:value-type="float">
            <text:p><text:s/>-253,4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33757" calcext:value-type="float">
            <text:p><text:s/>333,757 <text:s/></text:p>
          </table:table-cell>
          <table:table-cell table:style-name="ce50" office:value-type="float" office:value="994370.153846154" calcext:value-type="float">
            <text:p><text:s/>994,3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70" calcext:value-type="float">
            <text:p><text:s/>3,17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9857.4" calcext:value-type="float">
            <text:p><text:s/>69,85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4700" calcext:value-type="float">
            <text:p><text:s/>44,700 <text:s/></text:p>
          </table:table-cell>
          <table:table-cell table:style-name="ce50" office:value-type="float" office:value="2304377" calcext:value-type="float">
            <text:p><text:s/>2,304,3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4700" calcext:value-type="float">
            <text:p><text:s/>44,700 <text:s/></text:p>
          </table:table-cell>
          <table:table-cell table:style-name="ce50" office:value-type="float" office:value="2304377" calcext:value-type="float">
            <text:p><text:s/>2,304,3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493115" calcext:value-type="float">
            <text:p><text:s/>3,493,115 <text:s/></text:p>
          </table:table-cell>
          <table:table-cell table:style-name="ce50" office:value-type="float" office:value="9612060" calcext:value-type="float">
            <text:p><text:s/>9,612,0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4013.861386139" calcext:value-type="float">
            <text:p><text:s/>254,014 <text:s/></text:p>
          </table:table-cell>
          <table:table-cell table:style-name="ce50" office:value-type="float" office:value="430228" calcext:value-type="float">
            <text:p><text:s/>430,228 <text:s/></text:p>
          </table:table-cell>
          <table:table-cell table:style-name="ce50" office:value-type="float" office:value="42686" calcext:value-type="float">
            <text:p><text:s/>42,6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0527.297487923" calcext:value-type="float">
            <text:p><text:s/>700,5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451948.28363636" calcext:value-type="float">
            <text:p><text:s/>3,451,948 <text:s/></text:p>
          </table:table-cell>
          <table:table-cell table:style-name="ce50" office:value-type="float" office:value="9612060" calcext:value-type="float">
            <text:p><text:s/>9,612,0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4013.861386139" calcext:value-type="float">
            <text:p><text:s/>254,014 <text:s/></text:p>
          </table:table-cell>
          <table:table-cell table:style-name="ce50" office:value-type="float" office:value="430228" calcext:value-type="float">
            <text:p><text:s/>430,228 <text:s/></text:p>
          </table:table-cell>
          <table:table-cell table:style-name="ce50" office:value-type="float" office:value="42686" calcext:value-type="float">
            <text:p><text:s/>42,6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86070.874376812" calcext:value-type="float">
            <text:p><text:s/>686,07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1166.7163636364" calcext:value-type="float">
            <text:p><text:s/>41,16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4456.4231111111" calcext:value-type="float">
            <text:p><text:s/>14,4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2211" calcext:value-type="float">
            <text:p><text:s/>22,211 <text:s/></text:p>
          </table:table-cell>
          <table:table-cell table:style-name="ce50" office:value-type="float" office:value="1124729" calcext:value-type="float">
            <text:p><text:s/>1,124,7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320" calcext:value-type="float">
            <text:p><text:s/>32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740" calcext:value-type="float">
            <text:p><text:s/>1,740 <text:s/></text:p>
          </table:table-cell>
          <table:table-cell table:style-name="ce50" office:value-type="float" office:value="180154" calcext:value-type="float">
            <text:p><text:s/>180,1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19798" calcext:value-type="float">
            <text:p><text:s/>19,798 <text:s/></text:p>
          </table:table-cell>
          <table:table-cell table:style-name="ce50" office:value-type="float" office:value="944555" calcext:value-type="float">
            <text:p><text:s/>944,5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52" calcext:value-type="float">
            <text:p><text:s/>352 <text:s/></text:p>
          </table:table-cell>
          <table:table-cell table:style-name="ce51" office:value-type="float" office:value="20" calcext:value-type="float">
            <text:p><text:s/>2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931094" calcext:value-type="float">
            <text:p><text:s/>2,931,094 <text:s/></text:p>
          </table:table-cell>
          <table:table-cell table:style-name="ce52" office:value-type="float" office:value="4541914" calcext:value-type="float">
            <text:p><text:s/>4,541,91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90256.235643564" calcext:value-type="float">
            <text:p><text:s/>190,256 <text:s/></text:p>
          </table:table-cell>
          <table:table-cell table:style-name="ce52" office:value-type="float" office:value="306361" calcext:value-type="float">
            <text:p><text:s/>306,361 <text:s/></text:p>
          </table:table-cell>
          <table:table-cell table:style-name="ce52" office:value-type="float" office:value="27230" calcext:value-type="float">
            <text:p><text:s/>27,23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77215.329855072" calcext:value-type="float">
            <text:p><text:s/>377,21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931094" calcext:value-type="float">
            <text:p><text:s/>2,931,094 <text:s/></text:p>
          </table:table-cell>
          <table:table-cell table:style-name="ce52" office:value-type="float" office:value="4541914" calcext:value-type="float">
            <text:p><text:s/>4,541,914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6320" calcext:value-type="float">
            <text:p><text:s/>246,320 <text:s/></text:p>
          </table:table-cell>
          <table:table-cell table:style-name="ce50" office:value-type="float" office:value="3779160" calcext:value-type="float">
            <text:p><text:s/>3,779,1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1024" calcext:value-type="float">
            <text:p><text:s/>31,024 <text:s/></text:p>
          </table:table-cell>
          <table:table-cell table:style-name="ce50" office:value-type="float" office:value="30949" calcext:value-type="float">
            <text:p><text:s/>30,9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5864" calcext:value-type="float">
            <text:p><text:s/>35,864 <text:s/></text:p>
          </table:table-cell>
          <table:table-cell table:style-name="ce50" office:value-type="float" office:value="335188" calcext:value-type="float">
            <text:p><text:s/>335,1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2061" calcext:value-type="float">
            <text:p><text:s/>12,061 <text:s/></text:p>
          </table:table-cell>
          <table:table-cell table:style-name="ce50" office:value-type="float" office:value="745794" calcext:value-type="float">
            <text:p><text:s/>745,7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21" calcext:value-type="float">
            <text:p><text:s/>221 <text:s/></text:p>
          </table:table-cell>
          <table:table-cell table:style-name="ce50" office:value-type="float" office:value="28283" calcext:value-type="float">
            <text:p><text:s/>28,2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097" calcext:value-type="float">
            <text:p><text:s/>3,097 <text:s/></text:p>
          </table:table-cell>
          <table:table-cell table:style-name="ce50" office:value-type="float" office:value="6816" calcext:value-type="float">
            <text:p><text:s/>6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301" calcext:value-type="float">
            <text:p><text:s/>7,301 <text:s/></text:p>
          </table:table-cell>
          <table:table-cell table:style-name="ce50" office:value-type="float" office:value="424979" calcext:value-type="float">
            <text:p><text:s/>424,9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243" calcext:value-type="float">
            <text:p><text:s/>243 <text:s/></text:p>
          </table:table-cell>
          <table:table-cell table:style-name="ce50" office:value-type="float" office:value="70" calcext:value-type="float">
            <text:p><text:s/>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0076" calcext:value-type="float">
            <text:p><text:s/>10,076 <text:s/></text:p>
          </table:table-cell>
          <table:table-cell table:style-name="ce50" office:value-type="float" office:value="508011" calcext:value-type="float">
            <text:p><text:s/>508,0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8333" calcext:value-type="float">
            <text:p><text:s/>8,333 <text:s/></text:p>
          </table:table-cell>
          <table:table-cell table:style-name="ce50" office:value-type="float" office:value="439008" calcext:value-type="float">
            <text:p><text:s/>439,0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333" calcext:value-type="float">
            <text:p>( 8,333 <text:s/>)</text:p>
          </table:table-cell>
          <table:table-cell table:style-name="ce53" office:value-type="float" office:value="439008" calcext:value-type="float">
            <text:p>( 439,00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743" calcext:value-type="float">
            <text:p><text:s/>1,743 <text:s/></text:p>
          </table:table-cell>
          <table:table-cell table:style-name="ce54" office:value-type="float" office:value="69003" calcext:value-type="float">
            <text:p><text:s/>69,00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556" calcext:value-type="float">
            <text:p><text:s/>2,556 <text:s/></text:p>
          </table:table-cell>
          <table:table-cell table:style-name="ce50" office:value-type="float" office:value="61808" calcext:value-type="float">
            <text:p><text:s/>61,8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549" calcext:value-type="float">
            <text:p><text:s/>1,549 <text:s/></text:p>
          </table:table-cell>
          <table:table-cell table:style-name="ce50" office:value-type="float" office:value="115005" calcext:value-type="float">
            <text:p><text:s/>115,0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3029" calcext:value-type="float">
            <text:p><text:s/>13,029 <text:s/></text:p>
          </table:table-cell>
          <table:table-cell table:style-name="ce54" office:value-type="float" office:value="411260" calcext:value-type="float">
            <text:p><text:s/>411,26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5908" calcext:value-type="float">
            <text:p><text:s/>35,908 <text:s/></text:p>
          </table:table-cell>
          <table:table-cell table:style-name="ce50" office:value-type="float" office:value="432958" calcext:value-type="float">
            <text:p><text:s/>432,9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4164" calcext:value-type="float">
            <text:p><text:s/>14,164 <text:s/></text:p>
          </table:table-cell>
          <table:table-cell table:style-name="ce50" office:value-type="float" office:value="36122" calcext:value-type="float">
            <text:p><text:s/>36,1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1744" calcext:value-type="float">
            <text:p><text:s/>21,744 <text:s/></text:p>
          </table:table-cell>
          <table:table-cell table:style-name="ce50" office:value-type="float" office:value="396836" calcext:value-type="float">
            <text:p><text:s/>396,8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836" calcext:value-type="float">
            <text:p>( 836 <text:s/>)</text:p>
          </table:table-cell>
          <table:table-cell table:style-name="ce53" office:value-type="float" office:value="17395" calcext:value-type="float">
            <text:p>( 17,39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462" calcext:value-type="float">
            <text:p>( 2,462 <text:s/>)</text:p>
          </table:table-cell>
          <table:table-cell table:style-name="ce55" office:value-type="float" office:value="161786" calcext:value-type="float">
            <text:p>( 161,78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443" calcext:value-type="float">
            <text:p><text:s/>18,443 <text:s/></text:p>
          </table:table-cell>
          <table:table-cell table:style-name="ce50" office:value-type="float" office:value="468731" calcext:value-type="float">
            <text:p><text:s/>468,7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941" calcext:value-type="float">
            <text:p><text:s/>16,941 <text:s/></text:p>
          </table:table-cell>
          <table:table-cell table:style-name="ce50" office:value-type="float" office:value="439569" calcext:value-type="float">
            <text:p><text:s/>439,5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502" calcext:value-type="float">
            <text:p><text:s/>1,502 <text:s/></text:p>
          </table:table-cell>
          <table:table-cell table:style-name="ce50" office:value-type="float" office:value="29162" calcext:value-type="float">
            <text:p><text:s/>29,1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0" calcext:value-type="float">
            <text:p>( 6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6173" calcext:value-type="float">
            <text:p><text:s/>6,173 <text:s/></text:p>
          </table:table-cell>
          <table:table-cell table:style-name="ce50" office:value-type="float" office:value="92315" calcext:value-type="float">
            <text:p><text:s/>92,3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023" calcext:value-type="float">
            <text:p><text:s/>5,023 <text:s/></text:p>
          </table:table-cell>
          <table:table-cell table:style-name="ce54" office:value-type="float" office:value="13524" calcext:value-type="float">
            <text:p><text:s/>13,52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952" calcext:value-type="float">
            <text:p><text:s/>3,952 <text:s/></text:p>
          </table:table-cell>
          <table:table-cell table:style-name="ce50" office:value-type="float" office:value="33582" calcext:value-type="float">
            <text:p><text:s/>33,5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9159" calcext:value-type="float">
            <text:p><text:s/>9,159 <text:s/></text:p>
          </table:table-cell>
          <table:table-cell table:style-name="ce50" office:value-type="float" office:value="14484" calcext:value-type="float">
            <text:p><text:s/>14,4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912" calcext:value-type="float">
            <text:p><text:s/>912 <text:s/></text:p>
          </table:table-cell>
          <table:table-cell table:style-name="ce50" office:value-type="float" office:value="17248" calcext:value-type="float">
            <text:p><text:s/>17,2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87" calcext:value-type="float">
            <text:p><text:s/>487 <text:s/></text:p>
          </table:table-cell>
          <table:table-cell table:style-name="ce50" office:value-type="float" office:value="102" calcext:value-type="float">
            <text:p><text:s/>1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9242" calcext:value-type="float">
            <text:p><text:s/>49,242 <text:s/></text:p>
          </table:table-cell>
          <table:table-cell table:style-name="ce50" office:value-type="float" office:value="38053" calcext:value-type="float">
            <text:p><text:s/>38,0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1753065" calcext:value-type="float">
            <text:p><text:s/>1,753,065 <text:s/></text:p>
          </table:table-cell>
          <table:table-cell table:style-name="ce50" office:value-type="float" office:value="201553" calcext:value-type="float">
            <text:p><text:s/>201,5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1697687" calcext:value-type="float">
            <text:p><text:s/>1,697,68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6369" calcext:value-type="float">
            <text:p><text:s/>46,36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009" calcext:value-type="float">
            <text:p><text:s/>9,009 <text:s/></text:p>
          </table:table-cell>
          <table:table-cell table:style-name="ce50" office:value-type="float" office:value="201553" calcext:value-type="float">
            <text:p><text:s/>201,5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627070" calcext:value-type="float">
            <text:p><text:s/>627,070 <text:s/></text:p>
          </table:table-cell>
          <table:table-cell table:style-name="ce50" office:value-type="float" office:value="306000" calcext:value-type="float">
            <text:p><text:s/>306,0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4693" calcext:value-type="float">
            <text:p><text:s/>4,693 <text:s/></text:p>
          </table:table-cell>
          <table:table-cell table:style-name="ce50" office:value-type="float" office:value="4789" calcext:value-type="float">
            <text:p><text:s/>4,7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622377" calcext:value-type="float">
            <text:p><text:s/>622,377 <text:s/></text:p>
          </table:table-cell>
          <table:table-cell table:style-name="ce51" office:value-type="float" office:value="301211" calcext:value-type="float">
            <text:p><text:s/>301,21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04639" calcext:value-type="float">
            <text:p><text:s/>304,639 <text:s/></text:p>
          </table:table-cell>
          <table:table-cell table:style-name="ce50" office:value-type="float" office:value="255201" calcext:value-type="float">
            <text:p><text:s/>255,2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291" calcext:value-type="float">
            <text:p><text:s/>6,291 <text:s/></text:p>
          </table:table-cell>
          <table:table-cell table:style-name="ce50" office:value-type="float" office:value="37583" calcext:value-type="float">
            <text:p><text:s/>37,5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72767" calcext:value-type="float">
            <text:p><text:s/>72,767 <text:s/></text:p>
          </table:table-cell>
          <table:table-cell table:style-name="ce50" office:value-type="float" office:value="2551" calcext:value-type="float">
            <text:p><text:s/>2,5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876" calcext:value-type="float">
            <text:p><text:s/>2,876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5055" calcext:value-type="float">
            <text:p><text:s/>5,055 <text:s/></text:p>
          </table:table-cell>
          <table:table-cell table:style-name="ce50" office:value-type="float" office:value="5134" calcext:value-type="float">
            <text:p><text:s/>5,1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00344" calcext:value-type="float">
            <text:p><text:s/>200,344 <text:s/></text:p>
          </table:table-cell>
          <table:table-cell table:style-name="ce50" office:value-type="float" office:value="178211" calcext:value-type="float">
            <text:p><text:s/>178,2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7306" calcext:value-type="float">
            <text:p><text:s/>17,306 <text:s/></text:p>
          </table:table-cell>
          <table:table-cell table:style-name="ce51" office:value-type="float" office:value="31721" calcext:value-type="float">
            <text:p><text:s/>31,72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256.235643564" calcext:value-type="float">
            <text:p><text:s/>190,256 <text:s/></text:p>
          </table:table-cell>
          <table:table-cell table:style-name="ce50" office:value-type="float" office:value="306361" calcext:value-type="float">
            <text:p><text:s/>306,361 <text:s/></text:p>
          </table:table-cell>
          <table:table-cell table:style-name="ce50" office:value-type="float" office:value="27230" calcext:value-type="float">
            <text:p><text:s/>27,2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7215.329855072" calcext:value-type="float">
            <text:p><text:s/>377,21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256.235643564" calcext:value-type="float">
            <text:p><text:s/>190,256 <text:s/></text:p>
          </table:table-cell>
          <table:table-cell table:style-name="ce50" office:value-type="float" office:value="306361" calcext:value-type="float">
            <text:p><text:s/>306,361 <text:s/></text:p>
          </table:table-cell>
          <table:table-cell table:style-name="ce50" office:value-type="float" office:value="27230" calcext:value-type="float">
            <text:p><text:s/>27,2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7215.329855072" calcext:value-type="float">
            <text:p><text:s/>377,21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79135.834288563" calcext:value-type="float">
            <text:p><text:s/>179,136 <text:s/></text:p>
          </table:table-cell>
          <table:table-cell table:style-name="ce57" office:value-type="float" office:value="9644119.94771144" calcext:value-type="float">
            <text:p><text:s/>9,644,12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79135.834288563" calcext:value-type="float">
            <text:p><text:s/>179,136 <text:s/></text:p>
          </table:table-cell>
          <table:table-cell table:style-name="ce57" office:value-type="float" office:value="9644119.94771144" calcext:value-type="float">
            <text:p><text:s/>9,644,12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09071.81818182" calcext:value-type="float">
            <text:p><text:s/>1,009,072 <text:s/></text:p>
          </table:table-cell>
          <table:table-cell table:style-name="ce49" office:value-type="float" office:value="1479972" calcext:value-type="float">
            <text:p><text:s/>1,479,972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1043.409090909" calcext:value-type="float">
            <text:p><text:s/>131,043 <text:s/></text:p>
          </table:table-cell>
          <table:table-cell table:style-name="ce50" office:value-type="float" office:value="192197" calcext:value-type="float">
            <text:p><text:s/>192,1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78028.409090909" calcext:value-type="float">
            <text:p><text:s/>878,028 <text:s/></text:p>
          </table:table-cell>
          <table:table-cell table:style-name="ce51" office:value-type="float" office:value="1287775" calcext:value-type="float">
            <text:p><text:s/>1,287,77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8548.4090909091" calcext:value-type="float">
            <text:p><text:s/>58,548 <text:s/></text:p>
          </table:table-cell>
          <table:table-cell table:style-name="ce50" office:value-type="float" office:value="85871" calcext:value-type="float">
            <text:p><text:s/>85,8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8548.4090909091" calcext:value-type="float">
            <text:p><text:s/>58,548 <text:s/></text:p>
          </table:table-cell>
          <table:table-cell table:style-name="ce50" office:value-type="float" office:value="85871" calcext:value-type="float">
            <text:p><text:s/>85,8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19480" calcext:value-type="float">
            <text:p><text:s/>819,480 <text:s/></text:p>
          </table:table-cell>
          <table:table-cell table:style-name="ce52" office:value-type="float" office:value="1201904" calcext:value-type="float">
            <text:p><text:s/>1,201,904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20008.409090909" calcext:value-type="float">
            <text:p><text:s/>520,008 <text:s/></text:p>
          </table:table-cell>
          <table:table-cell table:style-name="ce52" office:value-type="float" office:value="762679" calcext:value-type="float">
            <text:p><text:s/>762,679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81416.818181818" calcext:value-type="float">
            <text:p><text:s/>181,417 <text:s/></text:p>
          </table:table-cell>
          <table:table-cell table:style-name="ce50" office:value-type="float" office:value="266078" calcext:value-type="float">
            <text:p><text:s/>266,0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46.136363636364" calcext:value-type="float">
            <text:p><text:s/>246 <text:s/></text:p>
          </table:table-cell>
          <table:table-cell table:style-name="ce50" office:value-type="float" office:value="361" calcext:value-type="float">
            <text:p><text:s/>3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56.36363636364" calcext:value-type="float">
            <text:p><text:s/>1,156 <text:s/></text:p>
          </table:table-cell>
          <table:table-cell table:style-name="ce50" office:value-type="float" office:value="1696" calcext:value-type="float">
            <text:p><text:s/>1,6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80.909090909091" calcext:value-type="float">
            <text:p><text:s/>581 <text:s/></text:p>
          </table:table-cell>
          <table:table-cell table:style-name="ce50" office:value-type="float" office:value="852" calcext:value-type="float">
            <text:p><text:s/>8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2.9545454545455" calcext:value-type="float">
            <text:p><text:s/>13 <text:s/></text:p>
          </table:table-cell>
          <table:table-cell table:style-name="ce50" office:value-type="float" office:value="19" calcext:value-type="float">
            <text:p><text:s/>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1.8181818181818" calcext:value-type="float">
            <text:p><text:s/>22 <text:s/></text:p>
          </table:table-cell>
          <table:table-cell table:style-name="ce50" office:value-type="float" office:value="32" calcext:value-type="float">
            <text:p><text:s/>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2593.6363636364" calcext:value-type="float">
            <text:p><text:s/>32,594 <text:s/></text:p>
          </table:table-cell>
          <table:table-cell table:style-name="ce50" office:value-type="float" office:value="47804" calcext:value-type="float">
            <text:p><text:s/>47,8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1774.7727272727" calcext:value-type="float">
            <text:p><text:s/>31,775 <text:s/></text:p>
          </table:table-cell>
          <table:table-cell table:style-name="ce50" office:value-type="float" office:value="46603" calcext:value-type="float">
            <text:p><text:s/>46,6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1774.7727272727" calcext:value-type="float">
            <text:p>( 31,775 <text:s/>)</text:p>
          </table:table-cell>
          <table:table-cell table:style-name="ce53" office:value-type="float" office:value="46603" calcext:value-type="float">
            <text:p>( 46,60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83.409090909091" calcext:value-type="float">
            <text:p><text:s/>183 <text:s/></text:p>
          </table:table-cell>
          <table:table-cell table:style-name="ce50" office:value-type="float" office:value="269" calcext:value-type="float">
            <text:p><text:s/>2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635.454545454546" calcext:value-type="float">
            <text:p><text:s/>635 <text:s/></text:p>
          </table:table-cell>
          <table:table-cell table:style-name="ce50" office:value-type="float" office:value="932" calcext:value-type="float">
            <text:p><text:s/>9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935.454545454545" calcext:value-type="float">
            <text:p><text:s/>935 <text:s/></text:p>
          </table:table-cell>
          <table:table-cell table:style-name="ce50" office:value-type="float" office:value="1372" calcext:value-type="float">
            <text:p><text:s/>1,3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7.5" calcext:value-type="float">
            <text:p><text:s/>8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18487.727272727" calcext:value-type="float">
            <text:p><text:s/>118,488 <text:s/></text:p>
          </table:table-cell>
          <table:table-cell table:style-name="ce50" office:value-type="float" office:value="173782" calcext:value-type="float">
            <text:p><text:s/>173,7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8487.727272727" calcext:value-type="float">
            <text:p><text:s/>118,488 <text:s/></text:p>
          </table:table-cell>
          <table:table-cell table:style-name="ce50" office:value-type="float" office:value="173782" calcext:value-type="float">
            <text:p><text:s/>173,7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78990" calcext:value-type="float">
            <text:p>( 78,990 <text:s/>)</text:p>
          </table:table-cell>
          <table:table-cell table:style-name="ce53" office:value-type="float" office:value="115852" calcext:value-type="float">
            <text:p>( 115,85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3337.5" calcext:value-type="float">
            <text:p>( 33,338 <text:s/>)</text:p>
          </table:table-cell>
          <table:table-cell table:style-name="ce55" office:value-type="float" office:value="48895" calcext:value-type="float">
            <text:p>( 48,895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63.181818181818" calcext:value-type="float">
            <text:p><text:s/>863 <text:s/></text:p>
          </table:table-cell>
          <table:table-cell table:style-name="ce50" office:value-type="float" office:value="1266" calcext:value-type="float">
            <text:p><text:s/>1,2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63.181818181818" calcext:value-type="float">
            <text:p><text:s/>863 <text:s/></text:p>
          </table:table-cell>
          <table:table-cell table:style-name="ce50" office:value-type="float" office:value="1266" calcext:value-type="float">
            <text:p><text:s/>1,2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705.681818181818" calcext:value-type="float">
            <text:p><text:s/>706 <text:s/></text:p>
          </table:table-cell>
          <table:table-cell table:style-name="ce50" office:value-type="float" office:value="1035" calcext:value-type="float">
            <text:p><text:s/>1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206.13636363636" calcext:value-type="float">
            <text:p><text:s/>1,206 <text:s/></text:p>
          </table:table-cell>
          <table:table-cell table:style-name="ce54" office:value-type="float" office:value="1769" calcext:value-type="float">
            <text:p><text:s/>1,76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929.09090909091" calcext:value-type="float">
            <text:p><text:s/>2,929 <text:s/></text:p>
          </table:table-cell>
          <table:table-cell table:style-name="ce50" office:value-type="float" office:value="4296" calcext:value-type="float">
            <text:p><text:s/>4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1670.2272727273" calcext:value-type="float">
            <text:p><text:s/>21,670 <text:s/></text:p>
          </table:table-cell>
          <table:table-cell table:style-name="ce50" office:value-type="float" office:value="31783" calcext:value-type="float">
            <text:p><text:s/>31,7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3997.5" calcext:value-type="float">
            <text:p><text:s/>63,998 <text:s/></text:p>
          </table:table-cell>
          <table:table-cell table:style-name="ce50" office:value-type="float" office:value="93863" calcext:value-type="float">
            <text:p><text:s/>93,8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5932.2727272727" calcext:value-type="float">
            <text:p><text:s/>55,932 <text:s/></text:p>
          </table:table-cell>
          <table:table-cell table:style-name="ce50" office:value-type="float" office:value="82034" calcext:value-type="float">
            <text:p><text:s/>82,0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5710.22727272727" calcext:value-type="float">
            <text:p><text:s/>5,710 <text:s/></text:p>
          </table:table-cell>
          <table:table-cell table:style-name="ce50" office:value-type="float" office:value="8375" calcext:value-type="float">
            <text:p><text:s/>8,3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355" calcext:value-type="float">
            <text:p><text:s/>2,355 <text:s/></text:p>
          </table:table-cell>
          <table:table-cell table:style-name="ce51" office:value-type="float" office:value="3454" calcext:value-type="float">
            <text:p><text:s/>3,45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274594.090909091" calcext:value-type="float">
            <text:p><text:s/>274,594 <text:s/></text:p>
          </table:table-cell>
          <table:table-cell table:style-name="ce52" office:value-type="float" office:value="402738" calcext:value-type="float">
            <text:p><text:s/>402,738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99471.590909091" calcext:value-type="float">
            <text:p><text:s/>299,472 <text:s/></text:p>
          </table:table-cell>
          <table:table-cell table:style-name="ce50" office:value-type="float" office:value="439225" calcext:value-type="float">
            <text:p><text:s/>439,2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99471.590909091" calcext:value-type="float">
            <text:p><text:s/>299,472 <text:s/></text:p>
          </table:table-cell>
          <table:table-cell table:style-name="ce50" office:value-type="float" office:value="439225" calcext:value-type="float">
            <text:p><text:s/>439,2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385302.057" calcext:value-type="float">
            <text:p><text:s/>4,385,302 <text:s/></text:p>
          </table:table-cell>
          <table:table-cell table:style-name="ce49" office:value-type="float" office:value="3505.99" calcext:value-type="float">
            <text:p><text:s/>3,506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4588946" calcext:value-type="float">
            <text:p><text:s/>24,588,9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4588946" calcext:value-type="float">
            <text:p><text:s/>24,588,946 <text:s/></text:p>
          </table:table-cell>
          <table:table-cell table:style-name="ce51" office:value-type="float" office:value="4385302.057" calcext:value-type="float">
            <text:p><text:s/>4,385,302 <text:s/></text:p>
          </table:table-cell>
          <table:table-cell table:style-name="ce51" office:value-type="float" office:value="3505.99" calcext:value-type="float">
            <text:p><text:s/>3,50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1910.85716" calcext:value-type="float">
            <text:p><text:s/>-1,91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588946" calcext:value-type="float">
            <text:p><text:s/>24,588,946 <text:s/></text:p>
          </table:table-cell>
          <table:table-cell table:style-name="ce50" office:value-type="float" office:value="4429244.057" calcext:value-type="float">
            <text:p><text:s/>4,429,244 <text:s/></text:p>
          </table:table-cell>
          <table:table-cell table:style-name="ce50" office:value-type="float" office:value="3505.99" calcext:value-type="float">
            <text:p><text:s/>3,50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4588946" calcext:value-type="float">
            <text:p><text:s/>24,588,946 <text:s/></text:p>
          </table:table-cell>
          <table:table-cell table:style-name="ce50" office:value-type="float" office:value="4429244.057" calcext:value-type="float">
            <text:p><text:s/>4,429,244 <text:s/></text:p>
          </table:table-cell>
          <table:table-cell table:style-name="ce50" office:value-type="float" office:value="3505.99" calcext:value-type="float">
            <text:p><text:s/>3,50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942" calcext:value-type="float">
            <text:p><text:s/>43,9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216936.64" calcext:value-type="float">
            <text:p><text:s/>52,216,93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942" calcext:value-type="float">
            <text:p><text:s/>43,9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216936.64" calcext:value-type="float">
            <text:p><text:s/>52,216,93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38283.239" calcext:value-type="float">
            <text:p><text:s/>3,738,28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3161.13" calcext:value-type="float">
            <text:p><text:s/>183,16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75.493" calcext:value-type="float">
            <text:p><text:s/>4,17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7121.584" calcext:value-type="float">
            <text:p><text:s/>207,12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7888.076" calcext:value-type="float">
            <text:p><text:s/>887,8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3457.956" calcext:value-type="float">
            <text:p><text:s/>2,403,45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479" calcext:value-type="float">
            <text:p><text:s/>52,47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198877.05316" calcext:value-type="float">
            <text:p><text:s/>3,198,87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5281687.205" calcext:value-type="float">
            <text:p><text:s/>45,281,68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5281687.205" calcext:value-type="float">
            <text:p><text:s/>45,281,6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143396.595" calcext:value-type="float">
            <text:p><text:s/>28,143,3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6854.904" calcext:value-type="float">
            <text:p><text:s/>346,8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27425.103" calcext:value-type="float">
            <text:p><text:s/>1,527,4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27433.772" calcext:value-type="float">
            <text:p><text:s/>5,027,4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5394.208" calcext:value-type="float">
            <text:p><text:s/>105,3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1513.661" calcext:value-type="float">
            <text:p><text:s/>611,5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77922.357" calcext:value-type="float">
            <text:p><text:s/>1,677,9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6977.481" calcext:value-type="float">
            <text:p><text:s/>86,9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83999.69" calcext:value-type="float">
            <text:p><text:s/>5,284,0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89505.03" calcext:value-type="float">
            <text:p><text:s/>1,589,5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45545.47" calcext:value-type="float">
            <text:p>( 1,345,54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43959.56" calcext:value-type="float">
            <text:p>( 243,96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68035.341" calcext:value-type="float">
            <text:p><text:s/>2,068,0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26459.319" calcext:value-type="float">
            <text:p><text:s/>1,626,45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4550.135" calcext:value-type="float">
            <text:p><text:s/>874,5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2464.449" calcext:value-type="float">
            <text:p><text:s/>402,46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139407.366" calcext:value-type="float">
            <text:p><text:s/>1,139,4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48898.133" calcext:value-type="float">
            <text:p><text:s/>2,548,8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75898.063" calcext:value-type="float">
            <text:p><text:s/>1,775,8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73000.07" calcext:value-type="float">
            <text:p><text:s/>773,0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74582.899" calcext:value-type="float">
            <text:p><text:s/>3,474,5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81333.664" calcext:value-type="float">
            <text:p><text:s/>3,381,3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249.235" calcext:value-type="float">
            <text:p><text:s/>93,2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7771.468" calcext:value-type="float">
            <text:p>( 57,77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53956.94" calcext:value-type="float">
            <text:p><text:s/>1,353,95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691743.514" calcext:value-type="float">
            <text:p><text:s/>691,7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2747.532" calcext:value-type="float">
            <text:p><text:s/>1,602,7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7092.546" calcext:value-type="float">
            <text:p><text:s/>477,0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1161.78" calcext:value-type="float">
            <text:p><text:s/>341,1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1598.213" calcext:value-type="float">
            <text:p><text:s/>521,5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671.912" calcext:value-type="float">
            <text:p><text:s/>47,67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531.531" calcext:value-type="float">
            <text:p><text:s/>239,5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531.531" calcext:value-type="float">
            <text:p><text:s/>239,5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1823.847" calcext:value-type="float">
            <text:p><text:s/>1,011,8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1240.669" calcext:value-type="float">
            <text:p><text:s/>201,24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810583.178" calcext:value-type="float">
            <text:p><text:s/>810,5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472475.917" calcext:value-type="float">
            <text:p><text:s/>6,472,4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3877.324068816" calcext:value-type="float">
            <text:p><text:s/>703,8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3811.644890976" calcext:value-type="float">
            <text:p><text:s/>293,8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008.313" calcext:value-type="float">
            <text:p><text:s/>143,0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4446.227" calcext:value-type="float">
            <text:p><text:s/>154,4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4784.031" calcext:value-type="float">
            <text:p><text:s/>214,7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081.769649772" calcext:value-type="float">
            <text:p><text:s/>159,0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4372.800241971" calcext:value-type="float">
            <text:p><text:s/>64,3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7479.713148465" calcext:value-type="float">
            <text:p><text:s/>897,4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9322.207" calcext:value-type="float">
            <text:p><text:s/>1,129,32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712291.887" calcext:value-type="float">
            <text:p><text:s/>2,712,292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414459.315" calcext:value-type="float">
            <text:p><text:s/>9,414,4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4588946" calcext:value-type="float">
            <text:p><text:s/>24,588,946 <text:s/></text:p>
          </table:table-cell>
          <table:table-cell table:style-name="ce57" office:value-type="float" office:value="4429244.057" calcext:value-type="float">
            <text:p><text:s/>4,429,244 <text:s/></text:p>
          </table:table-cell>
          <table:table-cell table:style-name="ce57" office:value-type="float" office:value="3505.99" calcext:value-type="float">
            <text:p><text:s/>3,50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4588946" calcext:value-type="float">
            <text:p><text:s/>24,588,946 <text:s/></text:p>
          </table:table-cell>
          <table:table-cell table:style-name="ce57" office:value-type="float" office:value="4429244.057" calcext:value-type="float">
            <text:p><text:s/>4,429,244 <text:s/></text:p>
          </table:table-cell>
          <table:table-cell table:style-name="ce57" office:value-type="float" office:value="3505.99" calcext:value-type="float">
            <text:p><text:s/>3,50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